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2">express js</text:span></text:p>
      <text:p text:style-name="P1"><text:span text:style-name="T3"/></text:p>
      <text:p text:style-name="P1"><text:span text:style-name="T3"/></text:p>
      <text:p text:style-name="P1"><text:span text:style-name="T4">express JS est un outil utilisé sous Node JS que l'on peut catégoriser de micro-framework comme silex et sinatra sous PHP.</text:span></text:p>
      <text:p text:style-name="P1"><text:span text:style-name="T5"/></text:p>
      <text:p text:style-name="P1"><text:span text:style-name="T6">express Js va nous permettre de gérer du routing, de créer des MiddleWares. Il ne va pas nous offrir de partie ORM pour exploiter une base de données.</text:span></text:p>
      <text:p text:style-name="P1"><text:span text:style-name="T6">Nous verrons qu'il est possible de venir gréffer des modules trés utiles pour développer nos applications.</text:span></text:p>
      <text:p text:style-name="P1"><text:span text:style-name="T7"/></text:p>
      <text:p text:style-name="P1"><text:span text:style-name="T8">Lorsque nous créons un nouveau projet, nous avons souvent besoin de modules externes et devons donc créer un fichier package.json dans lequel nous allons trouver toutes nos dépendances. Nous aborderons plus loin les versions de nos dépendances et comment éviter des mises à jours de modules qui pourraient faire que notre application ne fonctionne plus.</text:span></text:p>
      <text:p text:style-name="P1"><text:span text:style-name="T8">pour créer ce fichier json, il suffit, sous le prompt console NodeJs de lancer dans notre dossier projet --&gt; exemple c:\cours\livreOrd<text:s text:c="2"/>la commande suivante :</text:span></text:p>
      <text:p text:style-name="P1"><text:span text:style-name="T8">npm init</text:span></text:p>
      <text:p text:style-name="P1"><text:span text:style-name="T8">et de répondre au questions posées.<text:s text:c="2"/>Si vous utilisez GITHUB pour développer une application en mode coopératif, il faut spécifier le dépot distant utilisé.</text:span></text:p>
      <text:p text:style-name="P1"><text:span text:style-name="T9"/></text:p>
      <text:p text:style-name="P1"><text:span text:style-name="T10">Sous le prompt de la console NodeJs, nous allons pouvoir installer le micro-frameWork Express de la manière suivante :</text:span></text:p>
      <text:p text:style-name="P1"><text:span text:style-name="T10">npm i -S express</text:span></text:p>
      <text:p text:style-name="P1"><text:span text:style-name="T10">Nous observerons la dépendance express dans notre fichier Json. Dans le dossier node_modules a été ajouté un sous-dossier express.</text:span></text:p>
      <text:p text:style-name="P1"><text:span text:style-name="T10">Dans le fichier package.json, nous pouvons modifier l'entrée "start" et lancer notre serveur node en utilisant le module nodemon que nous allons installer par la commande :</text:span></text:p>
      <text:p text:style-name="P1"><text:span text:style-name="T10">npm i -S nodemon</text:span></text:p>
      <text:p text:style-name="P1"><text:span text:style-name="T10">nous modifions l'entreé Start de la sorte :<text:s text:c="3"/>"start": nodemon server.js</text:span></text:p>
      <text:p text:style-name="P1"><text:span text:style-name="T10">et sous le prompt NodeJs :<text:s text:c="3"/>npm run start</text:span></text:p>
      <text:p text:style-name="P1"><text:span text:style-name="T11"/></text:p>
      <text:p text:style-name="P1"><text:span text:style-name="T12">Le mini-framework express JS nous donne la possibilité d'utiliser un moteur de template comme JADE et EJS.<text:s text:c="2"/>Apprenons à utiliser EJS pour l'affichage de nos vues.</text:span></text:p>
      <text:p text:style-name="P1"><text:span text:style-name="T12">Pour l'installer, nous allons comme à notre habitude utiliser le gestionnaire de package NPM.</text:span></text:p>
      <text:p text:style-name="P1"><text:span text:style-name="T12">sous le prompt NodeJS :<text:s text:c="3"/>npm i -S ejs</text:span></text:p>
      <text:p text:style-name="P1"><text:span text:style-name="T13"/></text:p>
      <text:p text:style-name="P1"><text:span text:style-name="T14">une fois installé, nous devons indiquer dans notre programme javascript quel moteur de template nous allons utiliser.<text:s text:c="2"/>voir le programme server.js sur le dépot distant :</text:span></text:p>
      <text:p text:style-name="P1"><text:a xlink:href="https://github.com/laurent6262/livreOr.git"><text:span text:style-name="T15">https://github.com/laurent6262/livreOr.git</text:span></text:a><text:span text:style-name="T16"/></text:p>
      <text:p text:style-name="P1"><text:span text:style-name="T16"/></text:p>
      <text:p text:style-name="P1"><text:span text:style-name="T17">Nous allons voir maintenant comment implémenter du CSS en utilsant semantic-ui. Nous pouvons télécharger les fichiers CSS sur semantic-ui.com</text:span></text:p>
      <text:p text:style-name="P1"><text:span text:style-name="T17">télécharger le fichier ZIP. Extraire la totalité des fichiers et copier le tout dans un dossier nommé public. Si ce dernier n'existe pas dans votre projet, il faut le créer et éventuellement créer un sous-dossier semantic.</text:span></text:p>
      <text:p text:style-name="P1"><text:span text:style-name="T17">Vous devez maintenant ajouter dans vos programmes une balise Link qui précisera l'emplacement et le nom des fichiers CSS à utiliser. Vous pouvez voir un exemple dans le fichier views/pages/index.ejs.</text:span></text:p>
      <text:p text:style-name="P1"><text:span text:style-name="T17">&lt;link rel="stylesheet" href="/semantic/semantic.min.css"&gt;</text:span></text:p>
      <text:p text:style-name="P1"><text:span text:style-name="T17">le fichier css demandé ne sera pas trouvé car aucune route n'a été définie pour<text:s text:c="2"/>cette url.</text:span></text:p>
      <text:p text:style-name="P1"><text:span text:style-name="T17">Pour les fichiers statiques, il faudra préciser à express JS<text:s text:c="2"/>le dossier où ils se trouvent. Un exemple est donné dans le programme server.js sur le dépot distant.</text:span></text:p>
      <text:p text:style-name="P1"><text:span text:style-name="T17">Pour différencier les urls qui pointent sur des fichiers statiques, on peut faire précéder "assets" dans l'url du href comme ceci :</text:span></text:p>
      <text:p text:style-name="P1"><text:span text:style-name="T17">&lt;link rel="stylesheet" href="/assets/semantic/semantic.min.css"&gt;</text:span></text:p>
      <text:p text:style-name="P1"><text:span text:style-name="T17">et modifier la ligne de code :<text:s text:c="2"/>app.use('/assets',express.static('public')</text:span></text:p>
      <text:p text:style-name="P1"><text:span text:style-name="T18"/></text:p>
      <text:p text:style-name="P1"><text:span text:style-name="T19">Vous constatez que une portion de code devra être présente dans un grand nombre de programmes. il vous faudra donc utiliser la directive Include.</text:span></text:p>
      <text:p text:style-name="P1"><text:span text:style-name="T19">exemple : &lt;%- include('header'); -%&gt;</text:span></text:p>
      <text:p text:style-name="P1"><text:span text:style-name="T19"/></text:p>
      <text:p text:style-name="P1"><text:span text:style-name="T19">Apprenons maintenant à analyser le corps d'une requête envoyée à notre serveur. Nous pouvons le faire en regardant ce contient la propriété body de l'objet Request.</text:span></text:p>
      <text:p text:style-name="P1"><text:span text:style-name="T19">Request.body contient des informations de type clé/valeur. Par défaut, ces informations ne sont pas exploitables. Il va nous falloir utiliser un middleWare ( body-parser ) pour pouvoir accèder à des informations claires.</text:span></text:p>
      <text:p text:style-name="P1"><text:span text:style-name="T19">Le rôle du MiddleWare est d'analyser les requêtes entrantes et de nous formatter les données de l'objet request pour que nous puissions les traiter correctement.</text:span></text:p>
      <text:p text:style-name="P1"><text:span text:style-name="T19">Il nous faut donc installer ce nouveau module : body-parser à l'aide de NPM</text:span></text:p>
      <text:p text:style-name="P1"><text:span text:style-name="T19">npm i -S body-parser</text:span></text:p>
      <text:p text:style-name="P1"><text:span text:style-name="T19">une fois installé et comme à notre habitude, il faut faire le require de cette manière :</text:span></text:p>
      <text:p text:style-name="P1"><text:span text:style-name="T19">let bodyParser = require('body-parser') et ensuite paramètrer le middleWare</text:span></text:p>
      <text:p text:style-name="P1"><text:span text:style-name="T19">voir programme server.js sur le dépot distant.</text:span></text:p>
      <text:p text:style-name="P1"><text:span text:style-name="T19"/></text:p>
      <text:p text:style-name="P1"><text:span text:style-name="T19"><text:s/></text:span></text:p>
      <text:p text:style-name="P1"><text:span text:style-name="T19"/></text:p>
      <text:p text:style-name="P1"><text:span text:style-name="T19"/></text:p>
      <text:p text:style-name="P1"><text:span text:style-name="T20"/></text:p>
      <text:p text:style-name="P1"><text:span text:style-name="T20"/></text:p>
      <text:p text:style-name="P1"><text:span text:style-name="T20"/></text:p>
      <text:p text:style-name="P1"><text:span text:style-name="T21"><text:s/></text:span></text:p>
      <text:p text:style-name="P1"><text:span text:style-name="T22"/></text:p>
      <text:p text:style-name="P1"><text:span text:style-name="T23"><text:s/></text:span></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5"><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